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56" calcext:value-type="float">
            <text:p>124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176" calcext:value-type="float">
            <text:p>124.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648" calcext:value-type="float">
            <text:p>124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200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198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34110423701</text:p>
          </table:table-cell>
          <table:table-cell office:value-type="string" calcext:value-type="string">
            <text:p>D-19-16 04DBA [TEST WELL 1541]</text:p>
          </table:table-cell>
          <table:table-cell office:value-type="string" calcext:value-type="string">
            <text:p>198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744" calcext:value-type="float">
            <text:p>124.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